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5"/>
    <style:style style:name="P3" style:family="paragraph" style:parent-style-name="Text_20_body" style:list-style-name="L7"/>
    <style:style style:name="P4" style:family="paragraph" style:parent-style-name="Text_20_body" style:list-style-name="L9"/>
    <style:style style:name="P5" style:family="paragraph" style:parent-style-name="Text_20_body" style:list-style-name="L11"/>
    <style:style style:name="P6" style:family="paragraph" style:parent-style-name="Text_20_body" style:list-style-name="L13"/>
    <style:style style:name="P7" style:family="paragraph" style:parent-style-name="Text_20_body" style:list-style-name="List_20_1">
      <style:paragraph-properties fo:text-align="start" style:justify-single-word="false"/>
    </style:style>
    <style:style style:name="P8" style:family="paragraph" style:parent-style-name="Text_20_body" style:list-style-name="L2">
      <style:text-properties style:font-name="Arial" fo:font-size="10.5pt" style:font-size-asian="10.5pt" style:font-size-complex="10.5pt"/>
    </style:style>
    <style:style style:name="P9" style:family="paragraph" style:parent-style-name="Text_20_body" style:list-style-name="L4">
      <style:text-properties style:font-name="Arial" fo:font-size="10.5pt" style:font-size-asian="10.5pt" style:font-size-complex="10.5pt"/>
    </style:style>
    <style:style style:name="P10" style:family="paragraph" style:parent-style-name="Text_20_body" style:list-style-name="L6">
      <style:text-properties style:font-name="Arial" fo:font-size="10.5pt" style:font-size-asian="10.5pt" style:font-size-complex="10.5pt"/>
    </style:style>
    <style:style style:name="P11" style:family="paragraph" style:parent-style-name="Text_20_body" style:list-style-name="L8">
      <style:text-properties style:font-name="Arial" fo:font-size="10.5pt" style:font-size-asian="10.5pt" style:font-size-complex="10.5pt"/>
    </style:style>
    <style:style style:name="P12" style:family="paragraph" style:parent-style-name="Text_20_body" style:list-style-name="L10">
      <style:text-properties style:font-name="Arial" fo:font-size="10.5pt" style:font-size-asian="10.5pt" style:font-size-complex="10.5pt"/>
    </style:style>
    <style:style style:name="P13" style:family="paragraph" style:parent-style-name="Text_20_body" style:list-style-name="L12">
      <style:text-properties style:font-name="Arial" fo:font-size="10.5pt" style:font-size-asian="10.5pt" style:font-size-complex="10.5pt"/>
    </style:style>
    <style:style style:name="P14" style:family="paragraph" style:parent-style-name="Text_20_body" style:list-style-name="L14">
      <style:text-properties style:font-name="Arial" fo:font-size="10.5pt" style:font-size-asian="10.5pt" style:font-size-complex="10.5pt"/>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text-properties style:font-name="Arial" fo:font-size="12pt" fo:font-weight="bold" style:font-size-asian="12pt" style:font-weight-asian="bold" style:font-size-complex="12pt" style:font-weight-complex="bold"/>
    </style:style>
    <style:style style:name="P17" style:family="paragraph" style:parent-style-name="Standard" style:list-style-name="List_20_1">
      <style:paragraph-properties fo:text-align="start"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style>
    <style:style style:name="T1" style:family="text">
      <style:text-properties fo:font-size="14pt" style:font-size-asian="14pt" style:font-size-complex="14pt"/>
    </style:style>
    <style:style style:name="T2" style:family="text">
      <style:text-properties style:font-name="Arial"/>
    </style:style>
    <style:style style:name="T3" style:family="text">
      <style:text-properties style:font-name="Arial" fo:font-size="14pt" style:font-size-asian="14pt" style:font-size-complex="14pt"/>
    </style:style>
    <style:style style:name="T4" style:family="text">
      <style:text-properties style:font-name="Arial" fo:font-size="14pt" fo:font-weight="normal" style:font-size-asian="14pt" style:font-weight-asian="normal" style:font-size-complex="14pt" style:font-weight-complex="normal"/>
    </style:style>
    <style:style style:name="T5" style:family="text">
      <style:text-properties style:font-name="Arial" fo:font-weight="normal" style:font-weight-asian="normal" style:font-weight-complex="normal"/>
    </style:style>
    <style:style style:name="T6" style:family="text">
      <style:text-properties style:font-name="Arial" fo:font-size="10pt" style:font-size-asian="10pt"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fo:font-size="11pt" style:font-size-asian="11pt" style:font-size-complex="11pt"/>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style:font-name="Arial" fo:font-size="12pt" fo:font-weight="bold" style:font-size-asian="12pt" style:font-weight-asian="bold" style:font-size-complex="12pt" style:font-weight-complex="bold"/>
    </style:style>
    <style:style style:name="T11" style:family="text">
      <style:text-properties style:font-name="Arial" fo:font-size="12pt" style:font-size-asian="12pt" style:font-size-complex="12pt"/>
    </style:style>
    <style:style style:name="T12" style:family="text">
      <style:text-properties style:font-name="Arial" fo:font-weight="bold" style:font-weight-asian="bold" style:font-weight-complex="bold"/>
    </style:style>
    <style:style style:name="T13" style:family="text">
      <style:text-properties style:font-name="Arial" fo:font-size="10.5pt" style:font-size-asian="10.5pt" style:font-size-complex="10.5pt"/>
    </style:style>
    <style:style style:name="T14" style:family="text">
      <style:text-properties fo:font-size="12pt" style:font-size-asian="12pt" style:font-size-complex="12pt"/>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tab/><text:tab/><text:tab/><text:tab/><text:span text:style-name="T1">Cahier des </text:span><text:span text:style-name="T3">charges</text:span><text:span text:style-name="T1"> : Projet météo web<text:tab/></text:span></text:p>
      <text:p text:style-name="Text_20_body"><text:span text:style-name="T1"/></text:p>
      <text:p text:style-name="P16">Sujet du projet :<text:span text:style-name="T15">Utilisation des API pour mettre en œuvre un site web de prévisions météorologiques.</text:span></text:p>
      <text:p text:style-name="P16"><text:span text:style-name="T15"/></text:p>
      <text:p text:style-name="P16">Groupe:<text:span text:style-name="T15">Rebufie Pablo Double Licence Math Info</text:span></text:p>
      <text:p text:style-name="P16"><text:span text:style-name="T15"/></text:p>
      <text:p text:style-name="P19"><text:span text:style-name="T4"/></text:p>
      <text:p text:style-name="P18"><text:span text:style-name="T2">Fonctionnalité du projet :</text:span></text:p>
      <text:list xml:id="list7507180418208145493" text:style-name="List_20_1">
        <text:list-header>
          <text:p text:style-name="P7"><text:span text:style-name="Strong_20_Emphasis"><text:span text:style-name="T9"><text:s/></text:span></text:span><text:span text:style-name="Strong_20_Emphasis"><text:span text:style-name="T10"><text:s text:c="4"/></text:span></text:span><text:span text:style-name="Strong_20_Emphasis"><text:span text:style-name="T9"><text:s/></text:span></text:span><text:span text:style-name="Strong_20_Emphasis"><text:span text:style-name="T8">Sélection de la localisation</text:span></text:span></text:p>
          <text:list text:style-name="L2">
            <text:list-item>
              <text:p text:style-name="P8">L'utilisateur pourra sélectionner sa région sur une carte interactive.</text:p>
            </text:list-item>
            <text:list-item>
              <text:p text:style-name="P8">Ensuite, l'utilisateur choisira son département dans une liste déroulante.</text:p>
            </text:list-item>
            <text:list-item>
              <text:p text:style-name="P8">Enfin, l’utilisateur pourra sélectionner sa ville, soit à partir d'une liste déroulante, soit via une interface de recherche.</text:p>
            </text:list-item>
          </text:list>
          <text:p text:style-name="P1"><text:span text:style-name="Strong_20_Emphasis"><text:span text:style-name="T9">Affichage des prévisions météo</text:span></text:span></text:p>
          <text:list text:style-name="L4" text:continue-numbering="true">
            <text:list-item>
              <text:p text:style-name="P9">Une fois la ville sélectionnée, le site doit afficher les prévisions météo du jour et les prévisions des jours suivants (minimum 3 jours). Les informations météorologiques seront récupérées via une API et affichées dans un format compréhensible par l'utilisateur.</text:p>
            </text:list-item>
          </text:list>
          <text:p text:style-name="P2"><text:span text:style-name="Strong_20_Emphasis"><text:span text:style-name="T8">Intégration d'APIs externes (JSON et XML)</text:span></text:span></text:p>
          <text:list text:style-name="L6" text:continue-numbering="true">
            <text:list-item>
              <text:p text:style-name="P10">L’utilisateur bénéficiera des informations météorologiques extraites de services web externes via des API utilisant des formats JSON et XML. Les réponses seront traitées côté serveur et affichées côté client.</text:p>
            </text:list-item>
          </text:list>
          <text:p text:style-name="P3"><text:span text:style-name="Strong_20_Emphasis"><text:span text:style-name="T8">Stockage des villes consultées</text:span></text:span></text:p>
          <text:list text:style-name="L8" text:continue-numbering="true">
            <text:list-item>
              <text:p text:style-name="P11">Les villes consultées seront stockées côté serveur dans un fichier CSV afin d'enregistrer les préférences de consultation des utilisateurs.</text:p>
            </text:list-item>
            <text:list-item>
              <text:p text:style-name="P11">Un cookie sera utilisé pour mémoriser la dernière ville consultée par l’utilisateur sur son navigateur, afin de lui faciliter l'accès à la dernière consultation lors de ses visites ultérieures.</text:p>
            </text:list-item>
          </text:list>
          <text:p text:style-name="P4"><text:span text:style-name="Strong_20_Emphasis"><text:span text:style-name="T8">Affichage dynamique d’images aléatoires</text:span></text:span></text:p>
          <text:list text:style-name="L10" text:continue-numbering="true">
            <text:list-item>
              <text:p text:style-name="P12">Une image liée à la météo ou au projet sera sélectionnée de manière aléatoire depuis un dossier de photos et affichée sur la page d’accueil. Cette image changera à chaque rafraîchissement de la page.</text:p>
            </text:list-item>
          </text:list>
          <text:p text:style-name="P5"><text:span text:style-name="Strong_20_Emphasis"><text:span text:style-name="T8">Statistiques d’utilisation</text:span></text:span></text:p>
          <text:list text:style-name="L12" text:continue-numbering="true">
            <text:list-item>
              <text:p text:style-name="P13">Une rubrique "statistiques" permettra d'afficher un graphique (histogramme) montrant les villes les plus consultées par les utilisateurs, avec des données issues de l'enregistrement côté serveur.</text:p>
            </text:list-item>
          </text:list>
          <text:p text:style-name="P6"><text:span text:style-name="Strong_20_Emphasis"><text:span text:style-name="T8">Personnalisation de l’affichage (Mode jour / Mode nuit)</text:span></text:span></text:p>
          <text:list text:style-name="L14" text:continue-numbering="true">
            <text:list-item>
              <text:p text:style-name="P14">L'utilisateur pourra choisir entre un mode jour ou un mode nuit pour la charte graphique du site. Ce choix sera mémorisé via un cookie et sera conservé lors des visites ultérieures.</text:p>
            </text:list-item>
          </text:list>
          <text:p text:style-name="P17"/>
        </text:list-header>
      </text:list>
      <text:p text:style-name="P1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blo reb</meta:initial-creator>
    <meta:creation-date>2025-03-25T22:39:15.84</meta:creation-date>
    <meta:document-statistic meta:table-count="0" meta:image-count="0" meta:object-count="0" meta:page-count="1" meta:paragraph-count="21" meta:word-count="324" meta:character-count="2132"/>
    <dc:date>2025-03-25T22:54:12.72</dc:date>
    <dc:creator>pablo reb</dc:creator>
    <meta:editing-duration>PT14M58S</meta:editing-duration>
    <meta:editing-cycles>1</meta:editing-cycles>
    <meta:generator>OpenOffice/4.1.15$Win32 OpenOffice.org_project/4115m2$Build-9813</meta:generator>
  </office:meta>
</office:document-meta>
</file>